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4, EECS 397/600: DARPA Robotics Challenge</text:p>
      <text:p text:style-name="P1">Jacobians and Differential Kinematics</text:p>
      <text:p text:style-name="P1">due by 5pm, Tuesday, 30 September</text:p>
      <text:p text:style-name="P1"/>
      <text:p text:style-name="P2">In this assignment, you will get some practice with computing inverse kinematics numerically, using the manipulator Jacobian. <text:s/>Refer to the examples in the class code within the example_kdl package, and the accompanying notes on blackboard (frames, forward kinematics and differential kinematics). <text:s/></text:p>
      <text:p text:style-name="P2"/>
      <text:p text:style-name="P2">Your objective is to find solutions for right-arm joints that will place the origin of the right-hand grasp frame at a specified location: <text:span text:style-name="T1">p </text:span>= [0.3; -0.5; 0.0], with respect to the pelvis frame.</text:p>
      <text:p text:style-name="P2"/>
      <text:p text:style-name="P2">For this assignment the orientation of the hand is unconstrained. <text:s/>The goal point is reachable, and thus with six joint angles determining three palm origin coordinates, there is a 3-dimensional null space, offering infinitely many solutions.</text:p>
      <text:p text:style-name="P2"/>
      <text:p text:style-name="P2">Build on the example code to find 3 example solutions for the six right-arm joint angles that satisfy placing the palm origin at the goal coordinates. <text:s/>State your solutions in your problem-set upload. <text:s/>Make sure that at least one of these solutions is within the valid range of motion of all six joints. <text:s/>(See example code for specification of valid joint ranges). <text:s/></text:p>
      <text:p text:style-name="P2"/>
      <text:p text:style-name="P2">Prove that your solution is valid by putting this joint angles in a playfile (a *.traj) file, executing that trajectory file, then printing out the resulting hand coordinates. <text:s/>The program “tf_print” in the example_kdl package will print out Atlas's right-palm coordinates (with respect to the pelvis frame). <text:s/>Run this program and include a screen shot of its output, verifying that your solution works. <text:s/>Also upload a screenshot of Atlas in your solution po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yatt Newman</meta:initial-creator>
    <meta:creation-date>2014-09-22T16:42:48</meta:creation-date>
    <dc:date>2014-09-22T16:54:14</dc:date>
    <dc:creator>Wyatt Newman</dc:creator>
    <meta:editing-duration>P0D</meta:editing-duration>
    <meta:editing-cycles>1</meta:editing-cycles>
    <meta:generator>LibreOffice/3.5$Linux_X86_64 LibreOffice_project/350m1$Build-2</meta:generator>
    <meta:document-statistic meta:table-count="0" meta:image-count="0" meta:object-count="0" meta:page-count="1" meta:paragraph-count="8" meta:word-count="263" meta:character-count="1684" meta:non-whitespace-character-count="1417"/>
  </office:meta>
</office:document-meta>
</file>